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1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6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19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="Extrémités_20_de_20_flèche_20_1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048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4cm" fo:min-width="0.798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3.646cm" fo:min-width="14.896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6cm" fo:min-width="2.39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44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7.146cm" fo:min-width="28.596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3.075cm" fo:min-width="25.396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17cm" fo:min-width="3.146cm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1cm" fo:min-width="0.844cm"/>
      <style:paragraph-properties style:writing-mode="lr-tb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4.504cm" fo:min-width="12.546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89cm" fo:min-width="1.831cm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844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29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="Line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548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svg:stroke-width="0.05cm" svg:stroke-color="#000000" draw:marker-start-width="0.28cm" draw:marker-end="Line" draw:marker-end-width="0.38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000000" loext:fill-use-slide-background="fals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7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6.646cm" fo:min-width="19.796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6cm" fo:min-width="1.896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62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2.94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style:writing-mode="lr-tb"/>
      <style:text-properties style:font-name="Calibri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4.75cm" svg:height="2cm" svg:x="29.65cm" svg:y="3.35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5cm" svg:height="2cm" svg:x="14.9cm" svg:y="3.352cm">
          <text:p text:style-name="P1">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4.2cm" svg:height="2cm" svg:x="29.05cm" svg:y="31.5cm">
          <text:p text:style-name="P1">AnnonceSql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3.75cm" svg:height="2cm" svg:x="14.35cm" svg:y="22.05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2cm" svg:height="2cm" svg:x="10.35cm" svg:y="11.85cm">
          <text:p text:style-name="P1">AnnoncesCheck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line-skew="1.35cm" svg:x1="16.225cm" svg:y1="22.05cm" svg:x2="13.45cm" svg:y2="13.85cm" draw:start-shape="id1" draw:start-glue-point="0" draw:end-shape="id2" draw:end-glue-point="2" svg:d="M16225 22050v-2750h-2775v-5450" svg:viewBox="0 0 2776 8201">
          <text:p/>
        </draw:connector>
        <draw:connector draw:style-name="gr5" draw:text-style-name="P3" draw:layer="layout" draw:line-skew="-0.746cm" svg:x1="20.8cm" svg:y1="11.84cm" svg:x2="17.275cm" svg:y2="5.352cm" draw:start-shape="id3" draw:start-glue-point="0" draw:end-shape="id4" draw:end-glue-point="2" svg:d="M20800 11840v-3990h-3525v-2498" svg:viewBox="0 0 3526 6489">
          <text:p/>
        </draw:connector>
        <draw:connector draw:style-name="gr5" draw:text-style-name="P3" draw:layer="layout" draw:line-skew="-0.751cm" svg:x1="35.15cm" svg:y1="11.85cm" svg:x2="32.025cm" svg:y2="5.352cm" draw:start-shape="id5" draw:start-glue-point="0" draw:end-shape="id6" draw:end-glue-point="2" svg:d="M35150 11850v-4000h-3125v-2498" svg:viewBox="0 0 3126 6499">
          <text:p/>
        </draw:connector>
        <draw:custom-shape draw:style-name="gr1" draw:text-style-name="P2" xml:id="id8" draw:id="id8" draw:layer="layout" svg:width="4.75cm" svg:height="2cm" svg:x="5.6cm" svg:y="22.1cm">
          <text:p text:style-name="P1">Presenter 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5.6cm" svg:height="2cm" svg:x="18cm" svg:y="11.84cm">
          <text:p text:style-name="P1">AnnonceAccess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line-skew="3.527cm" svg:x1="31.15cm" svg:y1="31.5cm" svg:x2="23.031cm" svg:y2="14.073cm" draw:start-shape="id7" draw:start-glue-point="0" svg:d="M31150 31500v-5450h-8119v-11977" svg:viewBox="0 0 8120 17428">
          <text:p/>
        </draw:connector>
        <draw:frame draw:style-name="gr8" draw:text-style-name="P5" draw:layer="layout" svg:width="1.298cm" svg:height="0.89cm" svg:x="21.6cm" svg:y="11.35cm">
          <draw:text-box>
            <text:p><text:span text:style-name="T1">&lt;I&gt;</text:span></text:p>
          </draw:text-box>
        </draw:frame>
        <draw:connector draw:style-name="gr5" draw:text-style-name="P3" draw:layer="layout" svg:x1="7.975cm" svg:y1="22.1cm" svg:x2="10.35cm" svg:y2="12.85cm" draw:start-shape="id8" draw:start-glue-point="0" draw:end-shape="id2" draw:end-glue-point="3" svg:d="M7975 22100v-9250h2375" svg:viewBox="0 0 2376 9251">
          <text:p/>
        </draw:connector>
        <draw:custom-shape draw:style-name="gr9" draw:text-style-name="P4" draw:layer="layout" svg:width="15.5cm" svg:height="4cm" svg:x="4.6cm" svg:y="21.05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4" draw:layer="layout" svg:width="3cm" svg:height="1cm" svg:x="4.6cm" svg:y="20.05cm">
            <text:p/>
            <draw:enhanced-geometry svg:viewBox="0 0 21600 21600" draw:mirror-vertical="true" draw:type="rectangle" draw:enhanced-path="M 0 0 L 21600 0 21600 21600 0 21600 0 0 Z N"/>
          </draw:custom-shape>
          <draw:frame draw:style-name="gr11" draw:text-style-name="P6" draw:layer="layout" svg:width="2.403cm" svg:height="0.962cm" svg:x="4.7cm" svg:y="20.05cm">
            <draw:text-box>
              <text:p>control</text:p>
            </draw:text-box>
          </draw:frame>
        </draw:g>
        <draw:g>
          <draw:custom-shape draw:style-name="gr10" draw:text-style-name="P4" draw:layer="layout" svg:width="3cm" svg:height="1cm" svg:x="9.65cm" svg:y="8.002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2" draw:text-style-name="P6" draw:layer="layout" svg:width="2.9cm" svg:height="1cm" svg:x="9.65cm" svg:y="8.002cm">
            <draw:text-box>
              <text:p>service</text:p>
            </draw:text-box>
          </draw:frame>
        </draw:g>
        <draw:custom-shape draw:style-name="gr13" draw:text-style-name="P4" draw:layer="layout" svg:width="29.2cm" svg:height="7.5cm" svg:x="9.65cm" svg:y="9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4" draw:layer="layout" svg:width="26cm" svg:height="3.429cm" svg:x="9.9cm" svg:y="2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3.75cm" svg:height="1.071cm" svg:x="9.9cm" svg:y="1.59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6" draw:text-style-name="P6" draw:layer="layout" svg:width="3.38cm" svg:height="1.071cm" svg:x="10.27cm" svg:y="1.602cm">
            <draw:text-box>
              <text:p>domain</text:p>
            </draw:text-box>
          </draw:frame>
        </draw:g>
        <draw:g>
          <draw:custom-shape draw:style-name="gr17" draw:text-style-name="P4" draw:layer="layout" svg:width="13.15cm" svg:height="4.858cm" svg:x="27.45cm" svg:y="29.54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2.435cm" svg:height="1.143cm" svg:x="27.45cm" svg:y="28.39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6" draw:layer="layout" svg:width="3.236cm" svg:height="1.143cm" svg:x="27.614cm" svg:y="28.527cm">
            <draw:text-box>
              <text:p>data</text:p>
            </draw:text-box>
          </draw:frame>
        </draw:g>
        <draw:custom-shape draw:style-name="gr20" draw:text-style-name="P2" xml:id="id13" draw:id="id13" draw:layer="layout" svg:width="4.85cm" svg:height="2cm" svg:x="35.3cm" svg:y="31.5cm">
          <text:p text:style-name="P1">UserSqlAc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3" draw:layer="layout" draw:line-skew="0.15cm" svg:x1="7.975cm" svg:y1="24.1cm" svg:x2="14.725cm" svg:y2="30.6cm" draw:start-shape="id8" draw:start-glue-point="2" draw:end-shape="id9" draw:end-glue-point="0" svg:d="M7975 24100v3400h6750v3100" svg:viewBox="0 0 6751 6501">
          <text:p/>
        </draw:connector>
        <draw:connector draw:style-name="gr21" draw:text-style-name="P3" draw:layer="layout" draw:line-skew="0.15cm" svg:x1="7.975cm" svg:y1="24.1cm" svg:x2="9.475cm" svg:y2="30.6cm" draw:start-shape="id8" draw:start-glue-point="2" draw:end-shape="id10" draw:end-glue-point="0" svg:d="M7975 24100v3400h1500v3100" svg:viewBox="0 0 1501 6501">
          <text:p/>
        </draw:connector>
        <draw:connector draw:style-name="gr21" draw:text-style-name="P3" draw:layer="layout" draw:line-skew="0.15cm" svg:x1="7.975cm" svg:y1="24.1cm" svg:x2="4.225cm" svg:y2="30.6cm" draw:start-shape="id8" draw:start-glue-point="2" draw:end-shape="id11" draw:end-glue-point="0" svg:d="M7975 24100v3400h-3750v3100" svg:viewBox="0 0 3751 6501">
          <text:p/>
        </draw:connector>
        <draw:custom-shape draw:style-name="gr22" draw:text-style-name="P2" xml:id="id5" draw:id="id5" draw:layer="layout" svg:width="4.1cm" svg:height="2cm" svg:x="33.1cm" svg:y="11.85cm">
          <text:p text:style-name="P1">UserAccess Interfa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98cm" svg:height="0.89cm" svg:x="35.65cm" svg:y="11.46cm">
          <draw:text-box>
            <text:p><text:span text:style-name="T1">&lt;I&gt;</text:span></text:p>
          </draw:text-box>
        </draw:frame>
        <draw:custom-shape draw:style-name="gr1" draw:text-style-name="P2" xml:id="id12" draw:id="id12" draw:layer="layout" svg:width="4.75cm" svg:height="2cm" svg:x="26.5cm" svg:y="11.852cm">
          <text:p text:style-name="P1">UserCheck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line-skew="-0.752cm" svg:x1="28.875cm" svg:y1="11.852cm" svg:x2="32.025cm" svg:y2="5.352cm" draw:start-shape="id12" draw:start-glue-point="0" draw:end-shape="id6" draw:end-glue-point="2" svg:d="M28875 11852v-4002h3150v-2498" svg:viewBox="0 0 3151 6501">
          <text:p/>
        </draw:connector>
        <draw:line draw:style-name="gr23" draw:text-style-name="P4" draw:layer="layout" svg:x1="16.6cm" svg:y1="12.85cm" svg:x2="17.85cm" svg:y2="12.85cm">
          <text:p/>
        </draw:line>
        <draw:connector draw:style-name="gr7" draw:text-style-name="P4" draw:layer="layout" svg:x1="37.725cm" svg:y1="31.5cm" svg:x2="37.2cm" svg:y2="12.85cm" draw:start-shape="id13" draw:start-glue-point="0" draw:end-shape="id5" draw:end-glue-point="1" svg:d="M37725 31500v-8825h2v-9825h-527" svg:viewBox="0 0 528 18651">
          <text:p/>
        </draw:connector>
        <draw:connector draw:style-name="gr5" draw:text-style-name="P3" draw:layer="layout" svg:x1="18.1cm" svg:y1="23.05cm" svg:x2="28.875cm" svg:y2="13.852cm" draw:start-shape="id1" draw:start-glue-point="1" draw:end-shape="id12" draw:end-glue-point="2" svg:d="M18100 23050h10775v-9198" svg:viewBox="0 0 10776 9199">
          <text:p/>
        </draw:connector>
        <draw:connector draw:style-name="gr5" draw:text-style-name="P3" draw:layer="layout" svg:x1="31.25cm" svg:y1="12.852cm" svg:x2="33.1cm" svg:y2="12.85cm" draw:start-shape="id12" draw:start-glue-point="1" draw:end-shape="id5" draw:end-glue-point="3" svg:d="M31250 12852h925v-2h925" svg:viewBox="0 0 1851 3">
          <text:p/>
        </draw:connector>
        <draw:connector draw:style-name="gr5" draw:text-style-name="P3" draw:layer="layout" draw:line-skew="1.355cm" svg:x1="16.225cm" svg:y1="22.05cm" svg:x2="20.8cm" svg:y2="13.84cm" draw:start-shape="id1" draw:start-glue-point="0" draw:end-shape="id3" draw:end-glue-point="2" svg:d="M16225 22050v-2750h4575v-5460" svg:viewBox="0 0 4576 8211">
          <text:p/>
        </draw:connector>
        <draw:connector draw:style-name="gr5" draw:text-style-name="P3" draw:layer="layout" svg:x1="18.1cm" svg:y1="23.05cm" svg:x2="35.15cm" svg:y2="13.85cm" draw:start-shape="id1" draw:start-glue-point="1" draw:end-shape="id5" draw:end-glue-point="2" svg:d="M18100 23050h17050v-9200" svg:viewBox="0 0 17051 9201">
          <text:p/>
        </draw:connector>
        <draw:connector draw:style-name="gr5" draw:text-style-name="P3" draw:layer="layout" draw:line-skew="-0.751cm" svg:x1="13.45cm" svg:y1="11.85cm" svg:x2="17.275cm" svg:y2="5.352cm" draw:start-shape="id2" draw:start-glue-point="0" draw:end-shape="id4" draw:end-glue-point="2" svg:d="M13450 11850v-4000h3825v-2498" svg:viewBox="0 0 3826 6499">
          <text:p/>
        </draw:connector>
        <draw:custom-shape draw:style-name="gr1" draw:text-style-name="P2" xml:id="id14" draw:id="id14" draw:layer="layout" svg:width="4.75cm" svg:height="2cm" svg:x="7.1cm" svg:y="33.85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75cm" svg:height="2cm" svg:x="1.85cm" svg:y="30.6cm">
          <text:p text:style-name="P1">ViewLogin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2cm" svg:x="7.1cm" svg:y="30.6cm">
          <text:p text:style-name="P1">ViewAnnonces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2cm" svg:x="12.35cm" svg:y="30.6cm">
          <text:p text:style-name="P1">View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.75cm" svg:height="2cm" svg:x="13.85cm" svg:y="33.85cm">
          <text:p text:style-name="P1">Layou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0.225cm" svg:x1="4.225cm" svg:y1="32.6cm" svg:x2="9.475cm" svg:y2="33.85cm" draw:start-shape="id11" draw:start-glue-point="2" draw:end-shape="id14" draw:end-glue-point="0" svg:d="M4225 32600v400h5250v850" svg:viewBox="0 0 5251 1251">
          <text:p/>
        </draw:connector>
        <draw:connector draw:style-name="gr7" draw:text-style-name="P4" draw:layer="layout" svg:x1="9.475cm" svg:y1="32.6cm" svg:x2="9.475cm" svg:y2="33.85cm" draw:start-shape="id10" draw:start-glue-point="2" draw:end-shape="id14" draw:end-glue-point="0" svg:d="M9475 32600v1250" svg:viewBox="0 0 1 1251">
          <text:p/>
        </draw:connector>
        <draw:connector draw:style-name="gr7" draw:text-style-name="P4" draw:layer="layout" draw:line-skew="-0.225cm" svg:x1="14.725cm" svg:y1="32.6cm" svg:x2="9.475cm" svg:y2="33.85cm" draw:start-shape="id9" draw:start-glue-point="2" draw:end-shape="id14" draw:end-glue-point="0" svg:d="M14725 32600v400h-5250v850" svg:viewBox="0 0 5251 1251">
          <text:p/>
        </draw:connector>
        <draw:custom-shape draw:style-name="gr24" draw:text-style-name="P7" xml:id="id15" draw:id="id15" draw:layer="layout" svg:width="1cm" svg:height="1cm" svg:x="11.85cm" svg:y="34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4" draw:layer="layout" draw:type="line" svg:x1="12.85cm" svg:y1="34.85cm" svg:x2="13.85cm" svg:y2="34.85cm" draw:start-shape="id15" draw:start-glue-point="7" draw:end-shape="id16" draw:end-glue-point="3" svg:d="M12850 34850h1000" svg:viewBox="0 0 1001 1">
          <text:p/>
        </draw:connector>
        <draw:frame draw:style-name="gr26" draw:text-style-name="P6" draw:layer="layout" svg:width="0.853cm" svg:height="0.962cm" svg:x="13.15cm" svg:y="34.888cm">
          <draw:text-box>
            <text:p>1</text:p>
          </draw:text-box>
        </draw:frame>
        <draw:custom-shape draw:style-name="gr27" draw:text-style-name="P4" draw:layer="layout" svg:width="20.4cm" svg:height="7cm" svg:x="1.35cm" svg:y="29.5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4" draw:layer="layout" svg:width="2.5cm" svg:height="1cm" svg:x="1.35cm" svg:y="28.55cm">
            <text:p/>
            <draw:enhanced-geometry svg:viewBox="0 0 21600 21600" draw:mirror-vertical="true" draw:type="rectangle" draw:enhanced-path="M 0 0 L 21600 0 21600 21600 0 21600 0 0 Z N"/>
          </draw:custom-shape>
          <draw:frame draw:style-name="gr29" draw:text-style-name="P6" draw:layer="layout" svg:width="1.917cm" svg:height="1.673cm" svg:x="1.433cm" svg:y="28.55cm">
            <draw:text-box>
              <text:p>gui</text:p>
            </draw:text-box>
          </draw:frame>
        </draw:g>
        <draw:custom-shape draw:style-name="gr30" draw:text-style-name="P2" xml:id="id17" draw:id="id17" draw:layer="layout" svg:width="3.5cm" svg:height="2cm" svg:x="17.65cm" svg:y="30.65cm">
          <text:p text:style-name="P1">ViewErr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3" draw:layer="layout" draw:line-skew="0.125cm" svg:x1="7.975cm" svg:y1="24.1cm" svg:x2="19.4cm" svg:y2="30.65cm" draw:start-shape="id8" draw:start-glue-point="2" draw:end-shape="id17" draw:end-glue-point="0" svg:d="M7975 24100v3400h11425v3150" svg:viewBox="0 0 11426 6551">
          <text:p/>
        </draw:connector>
        <draw:connector draw:style-name="gr7" draw:text-style-name="P4" draw:layer="layout" draw:line-skew="-0.25cm" svg:x1="19.4cm" svg:y1="32.65cm" svg:x2="9.475cm" svg:y2="33.85cm" draw:start-shape="id17" draw:start-glue-point="2" draw:end-shape="id14" draw:end-glue-point="0" svg:d="M19400 32650v350h-9925v850" svg:viewBox="0 0 9926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Extrémités_20_de_20_flèche_20_3" draw:display-name="Extrémités de flèche 3" svg:viewBox="0 0 20 20" svg:d="M0 20l10-20 10 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0:31:16.299000000</meta:creation-date>
    <dc:date>2026-01-08T10:45:39.728000000</dc:date>
    <meta:editing-duration>PT7H14M32S</meta:editing-duration>
    <meta:editing-cycles>57</meta:editing-cycles>
    <meta:generator>LibreOffice/7.4.3.2$Windows_X86_64 LibreOffice_project/1048a8393ae2eeec98dff31b5c133c5f1d08b890</meta:generator>
    <meta:document-statistic meta:object-count="62"/>
  </office:meta>
</office:document-meta>
</file>